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1" style:family="text">
      <style:text-properties officeooo:rsid="000e8b4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tocol anonieme evaluatie</text:p>
      <text:p text:style-name="Standard"/>
      <text:p text:style-name="Standard">Op beide avonden is er een leerlingpresentaties, dan pauze en dan kunnen krijgen jullie de leerlingen</text:p>
      <text:p text:style-name="Standard">mee naar het houtlokaal. Daar liggen pennen en evaluatieformulieren. Ik heb er een als voorbeeld bijgevoegd. </text:p>
      <text:p text:style-name="Standard"/>
      <text:p text:style-name="Standard">Als eerste moet het in te vullen formulier worden besproken. Leg uit wat het doel is van een evaluatie [1], waarom die anoniem' is [2], en wat 'tips' en 'tops' zijn [3]. Als er geen vragen zijn, deel de formulieren uit en laat de kids dit in stilte en individueel invullen, totdat iedereen de pen heeft neergelegd.</text:p>
      <text:p text:style-name="Standard"/>
      <text:p text:style-name="Standard">Daarna mag er eerst over de cursus worden 'geroddeld'. Splits de cursisten op in groepjes per begeleider, door de hoofden te tellen [4], zodat vriendjes/vriendinnetjes gescheiden worden. Als iedereen apart zit, kun je de kids vrij laten praten over de cursus. Ook zal ik een paar scherpe vragen meegeven, zoals bijvoorbeeld 'Is Richel echt niet te streng?'. Maak notities. Probeer ze extreem kritisch te laten zijn, anders krijgen we alleen maar positieve dingen! Als alle groepjes klaar zijn, mogen de kids gaan.</text:p>
      <text:p text:style-name="Standard"/>
      <text:p text:style-name="Standard">Daarna moeten ergens op de avond de notities omgevormd worden tot een verhaal. </text:p>
      <text:p text:style-name="Standard"/>
      <text:p text:style-name="Standard">Om 22:00 als alle kids weg zijn, is er bier :-)</text:p>
      <text:p text:style-name="Standard"/>
      <text:p text:style-name="Standard">Jullie zijn vrij om de vorm iets anders te doen; ik geef enkel mijn favoriete idee als voorstel.</text:p>
      <text:p text:style-name="Standard"/>
      <text:p text:style-name="Standard">[1] Uitvinden wat de leerlingen vinden van de cursus, zodat die nog beter gemaakt kan worden</text:p>
      <text:p text:style-name="Standard">[2] Zodat leerlingen eerlijk durven zijn</text:p>
      <text:p text:style-name="Standard">[3] 'tops: dingen die top gaan, 'tips': dingen die beter kunnen</text:p>
      <text:p text:style-name="Standard">[4] Bij bijvoorbeeld 2 begeleiders, <text:span text:style-name="T1">g</text:span>eef de kids omstebeurt de nummers 1 en 2.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2T15:44:47.732228318</meta:creation-date>
    <dc:date>2018-07-12T15:45:44.880243227</dc:date>
    <meta:editing-duration>PT57S</meta:editing-duration>
    <meta:editing-cycles>1</meta:editing-cycles>
    <meta:document-statistic meta:table-count="0" meta:image-count="0" meta:object-count="0" meta:page-count="1" meta:paragraph-count="12" meta:word-count="263" meta:character-count="1560" meta:non-whitespace-character-count="1306"/>
    <meta:generator>LibreOffice/6.0.3.2$Linux_X86_64 LibreOffice_project/00m0$Build-2</meta:generator>
  </office:meta>
</office:document-meta>
</file>